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8"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934089534"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496057679"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1H54M55S</meta:editing-duration>
    <meta:editing-cycles>857</meta:editing-cycles>
    <meta:generator>LibreOffice/6.1.5.2$Linux_X86_64 LibreOffice_project/90f8dcf33c87b3705e78202e3df5142b201bd805</meta:generator>
    <dc:date>2019-07-22T17:34:30.440708587</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Globalscope.BasicLibraries.LoadLibrary( "MRILib" )
	vCurs = ThisComponent.currentController.getViewCursor()
	'Mri para
	vCurs.goToRange(para.Anchor,false)
	tCurs = vCurs.Text.createTextCursorByRange(vCurs)
	tCurs.goToStartOfParagraph(false)
	vCurs.goToRange(tCurs,false)
'	mri tCurs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tCurs.Text.insertControlCharacter(tCurs.End,com.sun.star.text.ControlCharacter.SOFT_HYPHEN,False)			
		EndIf
		tCurs.goRight(1,false)
		vCurs.goToRange(tCurs,false)
	Loop
'	mri vCurs

End sub

Function needHyphen(lastChar, newChar)
	needHyphen = true
	'MsgBox Asc(newChar)
	Select Case lastChar
		Case "."
			needHyphen = false
		Case "!"
			needHyphen = false
		Case "?"
			needHyphen = false
		Case "?"
			needHyphen = false
		Case " "
			needHyphen = false
		Case "-"
			needHyphen = false
		Case "­"
			needHyphen = false
	End Select
	Select Case newCha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